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000000010BEC81C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7.013cm" fo:margin-left="0cm" fo:margin-right="-0.014cm" table:align="margins" style:writing-mode="lr-tb"/>
    </style:style>
    <style:style style:name="Table1.A" style:family="table-column">
      <style:table-column-properties style:column-width="17.01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6.999cm" table:align="margins" style:writing-mode="lr-tb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note">
      <style:paragraph-properties fo:margin-left="0cm" fo:margin-right="0cm" fo:text-indent="0cm" style:auto-text-indent="fals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Table_20_Contents">
      <style:text-properties fo:font-size="10.5pt" fo:language="en" fo:country="US" style:font-size-asian="10.5pt" style:font-size-complex="10.5pt"/>
    </style:style>
    <style:style style:name="P5" style:family="paragraph" style:parent-style-name="Standard">
      <style:text-properties fo:font-size="10.5pt" fo:language="en" fo:country="US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this file to test LanguageTool integration in OpenOffice.org, i.e. whether the correct text is marked when there's an error. A simple paragraph with simple text. A simple paragraph with simple text. A simple paragraph with simple text. A simple paragraph with simple text. A simple paragraph with simple text.</text:p>
      <text:p text:style-name="Text_20_body"/>
      <text:p text:style-name="Standard">A simple paragraph with many footnotes<text:note text:id="ftn1" text:note-class="footnote"><text:note-citation>1</text:note-citation><text:note-body><text:p text:style-name="Footnote">One</text:p><text:p text:style-name="P1"/></text:note-body></text:note>,<text:note text:id="ftn2" text:note-class="footnote"><text:note-citation>2</text:note-citation><text:note-body><text:p text:style-name="Footnote">One</text:p><text:p text:style-name="P1"/></text:note-body></text:note>,<text:note text:id="ftn3" text:note-class="footnote"><text:note-citation>3</text:note-citation><text:note-body><text:p text:style-name="Footnote">One</text:p><text:p text:style-name="P1"/></text:note-body></text:note>,<text:note text:id="ftn4" text:note-class="footnote"><text:note-citation>4</text:note-citation><text:note-body><text:p text:style-name="Footnote">One</text:p><text:p text:style-name="P1"/></text:note-body></text:note>,<text:note text:id="ftn5" text:note-class="footnote"><text:note-citation>5</text:note-citation><text:note-body><text:p text:style-name="Footnote">One</text:p><text:p text:style-name="P1"/></text:note-body></text:note>,<text:note text:id="ftn6" text:note-class="footnote"><text:note-citation>6</text:note-citation><text:note-body><text:p text:style-name="Footnote">One</text:p><text:p text:style-name="P1"/></text:note-body></text:note>,<text:note text:id="ftn7" text:note-class="footnote"><text:note-citation>7</text:note-citation><text:note-body><text:p text:style-name="Footnote">One</text:p><text:p text:style-name="P1"/></text:note-body></text:note>,<text:note text:id="ftn8" text:note-class="footnote"><text:note-citation>8</text:note-citation><text:note-body><text:p text:style-name="Footnote">One</text:p><text:p text:style-name="P1"/></text:note-body></text:note>,<text:note text:id="ftn9" text:note-class="footnote"><text:note-citation>9</text:note-citation><text:note-body><text:p text:style-name="Footnote">One</text:p><text:p text:style-name="P1"/></text:note-body></text:note>,<text:note text:id="ftn10" text:note-class="footnote"><text:note-citation>10</text:note-citation><text:note-body><text:p text:style-name="Footnote">One</text:p><text:p text:style-name="P1"/></text:note-body></text:note>,<text:note text:id="ftn11" text:note-class="footnote"><text:note-citation>11</text:note-citation><text:note-body><text:p text:style-name="Footnote">One</text:p><text:p text:style-name="P1"/></text:note-body></text:note>. A error. A error.</text:p>
      <text:p text:style-name="Standard"/>
      <text:p text:style-name="Text_20_body">A TOC: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Headline<text:tab/>1</text:p>
          <text:p text:style-name="P3">Headline 2<text:tab/>1</text:p>
        </text:index-body>
      </text:table-of-content>
      <text:p text:style-name="Text_20_body"/>
      <text:h text:style-name="Heading_20_1" text:outline-level="1">Headline</text:h>
      <text:h text:style-name="Heading_20_2" text:outline-level="2">Headline 2</text:h>
      <text:p text:style-name="Text_20_body"/>
      <text:p text:style-name="Standard">A table:</text:p>
      <text:p text:style-name="Text_20_body"/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4">comments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5"/>
      <text:p text:style-name="P5">fldName</text:p>
      <text:p text:style-name="P6">Der Feldname.<text:line-break/>Bla.</text:p>
      <text:p text:style-name="P6"/>
      <text:p text:style-name="P6">An image:</text:p>
      <text:p text:style-name="P6"><draw:frame draw:style-name="fr1" draw:name="graphics1" text:anchor-type="paragraph" svg:width="0.564cm" svg:height="0.564cm" draw:z-index="0"><draw:image xlink:href="Pictures/100000000000001000000010BEC81C17.png" xlink:type="simple" xlink:show="embed" xlink:actuate="onLoad"/></draw:frame></text:p>
      <text:p text:style-name="P6">A list:</text:p>
      <text:list text:style-name="L1">
        <text:list-item>
          <text:p text:style-name="P7">Item 1</text:p>
        </text:list-item>
        <text:list-item>
          <text:p text:style-name="P7">Item 2</text:p>
        </text:list-item>
        <text:list-item>
          <text:p text:style-name="P7">Item 3</text:p>
        </text:list-item>
      </text:list>
      <text:p text:style-name="P6"/>
      <text:p text:style-name="P6">This is a error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0-22T01:02:21</meta:creation-date>
    <dc:date>2006-10-22T23:47:29</dc:date>
    <dc:language>de-DE</dc:language>
    <meta:editing-cycles>8</meta:editing-cycles>
    <meta:editing-duration>PT5M3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29" meta:word-count="105" meta:character-count="578"/>
  </office:meta>
</office:document-meta>
</file>